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ffa8c" officeooo:paragraph-rsid="000ffa8c"/>
    </style:style>
    <style:style style:name="P2" style:family="paragraph" style:parent-style-name="Text_20_body">
      <style:text-properties fo:language="es" fo:country="ES"/>
    </style:style>
    <style:style style:name="P3" style:family="paragraph" style:parent-style-name="Text_20_body">
      <style:text-properties fo:language="es" fo:country="ES" officeooo:rsid="000d612d" officeooo:paragraph-rsid="000d612d"/>
    </style:style>
    <style:style style:name="P4" style:family="paragraph" style:parent-style-name="Text_20_body">
      <style:text-properties fo:language="es" fo:country="ES" officeooo:rsid="000e255a" officeooo:paragraph-rsid="000e255a"/>
    </style:style>
    <style:style style:name="P5" style:family="paragraph" style:parent-style-name="Text_20_body">
      <style:text-properties fo:language="es" fo:country="ES" officeooo:rsid="000ecc4e" officeooo:paragraph-rsid="000ecc4e"/>
    </style:style>
    <style:style style:name="P6" style:family="paragraph" style:parent-style-name="Text_20_body">
      <style:text-properties fo:language="es" fo:country="ES" officeooo:rsid="000ffa8c" officeooo:paragraph-rsid="000ffa8c"/>
    </style:style>
    <style:style style:name="P7" style:family="paragraph" style:parent-style-name="Text_20_body">
      <style:text-properties officeooo:rsid="001144cd" officeooo:paragraph-rsid="001144cd"/>
    </style:style>
    <style:style style:name="P8" style:family="paragraph" style:parent-style-name="Table_20_Contents">
      <style:text-properties style:font-name="Liberation Sans" fo:font-size="11pt" fo:language="es" fo:country="ES" fo:font-weight="bold" officeooo:rsid="000d612d" officeooo:paragraph-rsid="000d612d" style:font-size-asian="11pt" style:font-weight-asian="bold" style:font-size-complex="11pt" style:font-weight-complex="bold"/>
    </style:style>
    <style:style style:name="P9" style:family="paragraph" style:parent-style-name="Table_20_Contents">
      <style:text-properties fo:language="es" fo:country="ES" fo:font-weight="bold" officeooo:rsid="000d612d" officeooo:paragraph-rsid="000d612d" style:font-weight-asian="bold" style:font-weight-complex="bold"/>
    </style:style>
    <style:style style:name="P10" style:family="paragraph" style:parent-style-name="Quotations">
      <style:paragraph-properties fo:margin-top="0cm" fo:margin-bottom="0cm" style:contextual-spacing="false"/>
      <style:text-properties style:font-name="Nimbus Roman No9 L" fo:language="es" fo:country="ES" fo:font-style="italic" style:font-style-asian="italic" style:font-style-complex="italic"/>
    </style:style>
    <style:style style:name="P11" style:family="paragraph" style:parent-style-name="Quotations">
      <style:paragraph-properties fo:margin-top="0cm" fo:margin-bottom="0cm" style:contextual-spacing="false"/>
      <style:text-properties style:font-name="Nimbus Roman No9 L" fo:language="es" fo:country="ES" fo:font-style="italic" officeooo:paragraph-rsid="000e255a" style:font-style-asian="italic" style:font-style-complex="italic"/>
    </style:style>
    <style:style style:name="P12" style:family="paragraph" style:parent-style-name="Standard">
      <style:text-properties style:font-name="Liberation Sans" fo:font-size="11pt" fo:language="es" fo:country="ES" style:text-underline-style="none" fo:font-weight="bold" officeooo:rsid="000d612d" officeooo:paragraph-rsid="000d612d" style:font-size-asian="11pt" style:font-weight-asian="bold" style:font-size-complex="11pt" style:font-weight-complex="bold"/>
    </style:style>
    <style:style style:name="P13" style:family="paragraph" style:parent-style-name="Standard">
      <style:text-properties style:font-name="Monospace" fo:font-size="10pt" officeooo:rsid="001144cd" officeooo:paragraph-rsid="001144cd" style:font-size-asian="10pt"/>
    </style:style>
    <style:style style:name="P14" style:family="paragraph" style:parent-style-name="Standard">
      <style:paragraph-properties fo:margin-left="0cm" fo:margin-right="0cm" fo:text-align="start" style:justify-single-word="false" fo:text-indent="0cm" style:auto-text-indent="false"/>
      <style:text-properties style:font-name="Liberation Sans" fo:font-size="11pt" fo:language="es" fo:country="ES" fo:font-weight="bold" officeooo:rsid="000d612d" officeooo:paragraph-rsid="000d612d" style:font-size-asian="11pt" style:font-weight-asian="bold" style:font-size-complex="11pt" style:font-weight-complex="bold"/>
    </style:style>
    <style:style style:name="P15" style:family="paragraph" style:parent-style-name="Heading" style:list-style-name="">
      <style:paragraph-properties fo:text-align="center" style:justify-single-word="false"/>
      <style:text-properties fo:language="es" fo:country="ES" officeooo:rsid="000d612d" officeooo:paragraph-rsid="000d612d"/>
    </style:style>
    <style:style style:name="P16" style:family="paragraph" style:parent-style-name="Heading" style:list-style-name="">
      <style:paragraph-properties fo:text-align="center" style:justify-single-word="false"/>
      <style:text-properties fo:language="es" fo:country="ES" officeooo:paragraph-rsid="000d612d"/>
    </style:style>
    <style:style style:name="P17" style:family="paragraph" style:parent-style-name="Heading_20_1">
      <style:paragraph-properties fo:text-align="center" style:justify-single-word="false"/>
      <style:text-properties fo:language="es" fo:country="ES" officeooo:paragraph-rsid="000d612d"/>
    </style:style>
    <style:style style:name="P18" style:family="paragraph" style:parent-style-name="Heading_20_1">
      <style:text-properties fo:language="es" fo:country="ES" fo:font-style="normal" officeooo:rsid="000d612d" officeooo:paragraph-rsid="000d612d" style:font-style-asian="normal" style:font-style-complex="normal"/>
    </style:style>
    <style:style style:name="P19" style:family="paragraph" style:parent-style-name="Heading_20_1">
      <style:text-properties fo:language="es" fo:country="ES" fo:font-style="normal" officeooo:rsid="000e255a" officeooo:paragraph-rsid="000e255a" style:font-style-asian="normal" style:font-style-complex="normal"/>
    </style:style>
    <style:style style:name="P20" style:family="paragraph" style:parent-style-name="Heading_20_1">
      <style:paragraph-properties fo:break-before="page"/>
      <style:text-properties fo:language="es" fo:country="ES" officeooo:rsid="000d612d" officeooo:paragraph-rsid="000d612d"/>
    </style:style>
    <style:style style:name="P21" style:family="paragraph" style:parent-style-name="Text_20_body" style:list-style-name="">
      <style:text-properties fo:language="es" fo:country="ES" officeooo:paragraph-rsid="000d612d"/>
    </style:style>
    <style:style style:name="P22" style:family="paragraph" style:parent-style-name="Text_20_body">
      <style:text-properties fo:language="es" fo:country="ES" fo:font-style="normal" officeooo:rsid="001144cd" officeooo:paragraph-rsid="001144cd" style:font-style-asian="normal" style:font-style-complex="normal"/>
    </style:style>
    <style:style style:name="P23" style:family="paragraph" style:parent-style-name="Title" style:list-style-name="">
      <style:text-properties fo:language="es" fo:country="ES" officeooo:rsid="000d612d" officeooo:paragraph-rsid="000d612d"/>
    </style:style>
    <style:style style:name="P24" style:family="paragraph" style:parent-style-name="Title" style:list-style-name="">
      <style:text-properties fo:language="es" fo:country="ES" officeooo:paragraph-rsid="000d612d"/>
    </style:style>
    <style:style style:name="P25" style:family="paragraph" style:parent-style-name="Heading_20_2">
      <style:text-properties fo:language="es" fo:country="ES" fo:font-style="normal" officeooo:rsid="000d612d" officeooo:paragraph-rsid="000d612d" style:font-style-asian="normal" style:font-style-complex="normal"/>
    </style:style>
    <style:style style:name="P26" style:family="paragraph" style:parent-style-name="Table_20_Contents">
      <style:text-properties fo:language="es" fo:country="ES" fo:font-weight="bold" officeooo:rsid="000d612d" officeooo:paragraph-rsid="0012c3a1" style:font-weight-asian="bold" style:font-weight-complex="bold"/>
    </style:style>
    <style:style style:name="P27" style:family="paragraph" style:parent-style-name="Table_20_Contents">
      <style:text-properties fo:language="es" fo:country="ES" fo:font-weight="bold" officeooo:rsid="000d612d" officeooo:paragraph-rsid="000d612d" style:font-weight-asian="bold" style:font-weight-complex="bold"/>
    </style:style>
    <style:style style:name="P28" style:family="paragraph" style:parent-style-name="Table_20_Contents">
      <style:text-properties fo:language="es" fo:country="ES" fo:font-weight="bold" officeooo:rsid="0012c3a1" officeooo:paragraph-rsid="0012c3a1" style:font-weight-asian="bold" style:font-weight-complex="bold"/>
    </style:style>
    <style:style style:name="T1" style:family="text">
      <style:text-properties officeooo:rsid="000d612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612d" style:font-style-asian="normal" style:font-style-complex="normal"/>
    </style:style>
    <style:style style:name="T5" style:family="text">
      <style:text-properties officeooo:rsid="001144cd"/>
    </style:style>
    <style:style style:name="T6" style:family="text">
      <style:text-properties fo:language="es" fo:country="ES" fo:font-style="normal" style:font-style-asian="normal" style:font-style-complex="normal"/>
    </style:style>
    <style:style style:name="T7" style:family="text">
      <style:text-properties fo:language="es" fo:country="ES" fo:font-style="normal" officeooo:rsid="000e255a" style:font-style-asian="normal" style:font-style-complex="normal"/>
    </style:style>
    <style:style style:name="T8" style:family="text">
      <style:text-properties officeooo:rsid="0012c3a1"/>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ráctica 1</text:h>
      <text:h text:style-name="P17" text:outline-level="1">Técnicas de Inteligencia Artificial</text:h>
      <text:h text:style-name="P17" text:outline-level="1">Curso 4</text:h>
      <text:h text:style-name="P24" text:outline-level="1"/>
      <text:h text:style-name="P21" text:outline-level="1"/>
      <text:h text:style-name="P21" text:outline-level="1"/>
      <text:h text:style-name="P21" text:outline-level="1"/>
      <text:h text:style-name="P15" text:outline-level="1">Andoni Martín Reboredo</text:h>
      <text:h text:style-name="P16" text:outline-level="1">David Ramirez Ambrosi</text:h>
      <text:h text:style-name="P16" text:outline-level="1"><text:span text:style-name="T1">4</text:span>-1<text:span text:style-name="T1">1</text:span>-2014</text:h>
      <text:h text:style-name="P20" text:outline-level="1" text:restart-numbering="true" text:start-value="-1">1. Representación del problema del barquero</text:h>
      <text:p text:style-name="P3">Un estado se define como una tupla (p, c, l, b) donde p, c, l, b toman los valores {i,d}. Los elementos representan al puma, la cabra, la lechuga y el barquero respectivamente.</text:p>
      <text:p text:style-name="P3">El estado inicial se define como (i, i, i, i), mientras que el estado objetivo es (d, d, d, d).</text:p>
      <text:p text:style-name="P3">A continuación se documentan las funciones utilizadasen el fichero “<text:span text:style-name="T2">estados-barquero.clp</text:span><text:span text:style-name="T3">”:</text:span></text:p>
      <table:table table:name="Table1" table:style-name="Table1">
        <table:table-column table:style-name="Table1.A"/>
        <table:table-column table:style-name="Table1.B"/>
        <table:table-row>
          <table:table-cell table:style-name="Table1.A1" office:value-type="string">
            <text:p text:style-name="P12">igualBarquero? (?pos $?estado)</text:p>
          </table:table-cell>
          <table:table-cell table:style-name="Table1.B1" office:value-type="string">
            <text:p text:style-name="P26">Precondición: </text:p>
            <text:p text:style-name="P26"><text:span text:style-name="T8">La posición enviada como parámetro es una posición válida para el sistema, es decir, está comprendida entre 1 y 3. El estado recibido debe de ser válido.</text:span></text:p>
            <text:p text:style-name="P26"/>
            <text:p text:style-name="P26">Postcondición:</text:p>
            <text:p text:style-name="P26"><text:span text:style-name="T8">Devuelve TRUE si el elemento de la posición indicada está en la misma posición que el barquero, FALSE en caso cotrario.</text:span></text:p>
          </table:table-cell>
        </table:table-row>
        <table:table-row>
          <table:table-cell table:style-name="Table1.A2" office:value-type="string">
            <text:p text:style-name="P14">exito ($?estado)</text:p>
          </table:table-cell>
          <table:table-cell table:style-name="Table1.B2" office:value-type="string">
            <text:p text:style-name="P9">Precondición:</text:p>
            <text:p text:style-name="P28">El estado obtenido debe ser válido.</text:p>
            <text:p text:style-name="P28"/>
            <text:p text:style-name="P9">Postcondición:</text:p>
            <text:p text:style-name="P28">Devuelve TRUE si el estado recibido es el estado que se desea obtener dentro del problema.</text:p>
          </table:table-cell>
        </table:table-row>
        <table:table-row>
          <table:table-cell table:style-name="Table1.A2" office:value-type="string">
            <text:p text:style-name="P8">fracaso ($?estado)</text:p>
          </table:table-cell>
          <table:table-cell table:style-name="Table1.B2" office:value-type="string">
            <text:p text:style-name="P9">Precondición:</text:p>
            <text:p text:style-name="P28">Recibe un estado válido.</text:p>
            <text:p text:style-name="P28"/>
            <text:p text:style-name="P9">Postcondición:</text:p>
            <text:p text:style-name="P28">Devuelve PROHIBIDO si el estado recibido como parámetro en un estado fallido según la definición del problema, el estado recibido en cualquier otro caso.</text:p>
          </table:table-cell>
        </table:table-row>
        <table:table-row>
          <table:table-cell table:style-name="Table1.A2" office:value-type="string">
            <text:p text:style-name="P8">contrario (?pos)</text:p>
          </table:table-cell>
          <table:table-cell table:style-name="Table1.B2" office:value-type="string">
            <text:p text:style-name="P9">Precondición:</text:p>
            <text:p text:style-name="P28">Recibe “i” o “d”.</text:p>
            <text:p text:style-name="P9"/>
            <text:p text:style-name="P9">Postcondición:</text:p>
            <text:p text:style-name="P28">Devuelve “i” si el parámetro recibido es “d” e “i” en caso contrario.</text:p>
          </table:table-cell>
        </table:table-row>
        <table:table-row>
          <table:table-cell table:style-name="Table1.A2" office:value-type="string">
            <text:p text:style-name="P8">MoverP ($?estado)</text:p>
          </table:table-cell>
          <table:table-cell table:style-name="Table1.B2" office:value-type="string">
            <text:p text:style-name="P9">Precondición:</text:p>
            <text:p text:style-name="P28">Recibe un estado válido.</text:p>
            <text:p text:style-name="P28"/>
            <text:p text:style-name="P9">Postcondición:</text:p>
            <text:p text:style-name="P28">Si es posible mover al puma retorna el estado resultante de mover al puma incluyendo al barquero, si no es posible devuelve PROHIBIDO.</text:p>
          </table:table-cell>
        </table:table-row>
        <table:table-row>
          <table:table-cell table:style-name="Table1.A2" office:value-type="string">
            <text:p text:style-name="P8">MoverC ($?estado)</text:p>
          </table:table-cell>
          <table:table-cell table:style-name="Table1.B2" office:value-type="string">
            <text:p text:style-name="P9">Precondición:</text:p>
            <text:p text:style-name="P28">Recibe un estado válido.</text:p>
            <text:p text:style-name="P9"><text:soft-page-break/></text:p>
            <text:p text:style-name="P9">Postcondición:</text:p>
            <text:p text:style-name="P28">Si es posible mover a la cabra devuelve el estado que resulta de mover a la cabra de sitio incluyendo el movimiento del barquero, si no es posible, devuelve PROHIBIDO.</text:p>
          </table:table-cell>
        </table:table-row>
        <table:table-row>
          <table:table-cell table:style-name="Table1.A2" office:value-type="string">
            <text:p text:style-name="P8">MoverL ($?estado)</text:p>
          </table:table-cell>
          <table:table-cell table:style-name="Table1.B2" office:value-type="string">
            <text:p text:style-name="P9">Precondición:</text:p>
            <text:p text:style-name="P28">Recibe un estado válido.</text:p>
            <text:p text:style-name="P9"/>
            <text:p text:style-name="P9">Postcondición:</text:p>
            <text:p text:style-name="P28">Si el estado recibido permite mover de sitio la lechuga la función la mueve moviendo además al barquero, si no es posible la función devuelve PROHIBIDO.</text:p>
          </table:table-cell>
        </table:table-row>
        <table:table-row>
          <table:table-cell table:style-name="Table1.A2" office:value-type="string">
            <text:p text:style-name="P8">MoverB ($?estado)</text:p>
          </table:table-cell>
          <table:table-cell table:style-name="Table1.B2" office:value-type="string">
            <text:p text:style-name="P9">Precondición:</text:p>
            <text:p text:style-name="P28">Recibe un estado válido.</text:p>
            <text:p text:style-name="P28"/>
            <text:p text:style-name="P9">Postcondición:</text:p>
            <text:p text:style-name="P28">Mueve el barquero de orilla devolviendo el estado nuevo si es es posible mover al barquero sin violar las reglas del problema y PROHIBIDO si el estado objetivo no es posible.</text:p>
          </table:table-cell>
        </table:table-row>
      </table:table>
      <text:p text:style-name="P3"/>
      <text:h text:style-name="P18" text:outline-level="1">2. Resultados de los diferentes algoritmos</text:h>
      <text:h text:style-name="P25" text:outline-level="2">2.1. Búsqueda en profundidad</text:h>
      <text:p text:style-name="P4"><text:span text:style-name="T4">E</text:span><text:span text:style-name="T3">jecución:</text:span></text:p>
      <text:p text:style-name="P10">CuÃ¡ntos pasos quiere ejecutar? si quiere todos escribir 0 y si el mismo -1</text:p>
      <text:p text:style-name="P10">0</text:p>
      <text:p text:style-name="P10">Â¿QuÃ© algoritmo quiere aplicar?</text:p>
      <text:p text:style-name="P10"><text:s/></text:p>
      <text:p text:style-name="P10">1.BÃºsqueda-en-profundidad-sin-visitados</text:p>
      <text:p text:style-name="P10">2.BÃºsqueda-en-profundidad-con-visitados</text:p>
      <text:p text:style-name="P10">3.BÃºsqueda-en-anchura-sin-visitados</text:p>
      <text:p text:style-name="P10">4.BÃºsqueda-en-anchura-con-visitados</text:p>
      <text:p text:style-name="P10"/>
      <text:section text:style-name="Sect1" text:name="Section3">
        <text:p text:style-name="P10">1</text:p>
        <text:p text:style-name="P10">Paso 0</text:p>
        <text:p text:style-name="P10">Padre (i i i i)</text:p>
        <text:p text:style-name="P10">Paso 1</text:p>
        <text:p text:style-name="P10">Padre (i d i d)</text:p>
        <text:p text:style-name="P10">Paso 2</text:p>
        <text:p text:style-name="P10">Padre (i i i i)</text:p>
        <text:p text:style-name="P10">Paso 3</text:p>
        <text:p text:style-name="P10">Padre (i d i d)</text:p>
        <text:p text:style-name="P10">Paso 4</text:p>
        <text:p text:style-name="P10">Padre (i i i i)</text:p>
        <text:p text:style-name="P10">Paso 5</text:p>
        <text:p text:style-name="P10">Padre (i d i d)</text:p>
        <text:p text:style-name="P10">Paso 6</text:p>
        <text:p text:style-name="P10">Padre (i i i i)</text:p>
        <text:p text:style-name="P10">Paso 7</text:p>
        <text:p text:style-name="P10">Padre (i d i d)</text:p>
        <text:p text:style-name="P10">Paso 8</text:p>
        <text:p text:style-name="P10">Padre (i i i i)</text:p>
        <text:p text:style-name="P10">Paso 9</text:p>
        <text:p text:style-name="P10">Padre (i d i d)</text:p>
        <text:p text:style-name="P10">Paso 10</text:p>
        <text:p text:style-name="P10">Padre (i i i i)</text:p>
        <text:p text:style-name="P10">Paso 11</text:p>
        <text:p text:style-name="P10">Padre (i d i d)</text:p>
        <text:p text:style-name="P10">Paso 12</text:p>
        <text:p text:style-name="P10">Padre (i i i i)</text:p>
        <text:p text:style-name="P10">Paso 13</text:p>
        <text:p text:style-name="P10">Padre (i d i d)</text:p>
        <text:p text:style-name="P10">Paso 14</text:p>
        <text:p text:style-name="P10"><text:soft-page-break/>Padre (i i i i)</text:p>
        <text:p text:style-name="P10">Paso 15</text:p>
        <text:p text:style-name="P10">Padre (i d i d)</text:p>
        <text:p text:style-name="P10">Paso 16</text:p>
        <text:p text:style-name="P10">Padre (i i i i)</text:p>
        <text:p text:style-name="P10">Paso 17</text:p>
        <text:p text:style-name="P10">Padre (i d i d)</text:p>
        <text:p text:style-name="P10">Paso 18</text:p>
        <text:p text:style-name="P10">Padre (i i i i)</text:p>
        <text:p text:style-name="P10">Paso 19</text:p>
        <text:p text:style-name="P10">Padre (i d i d)</text:p>
        <text:p text:style-name="P10">Paso 20</text:p>
        <text:p text:style-name="P10">Padre (i i i i)</text:p>
        <text:p text:style-name="P10">Paso 21</text:p>
        <text:p text:style-name="P10">Padre (i d i d)</text:p>
        <text:p text:style-name="P10">Paso 22</text:p>
        <text:p text:style-name="P10">Padre (i i i i)</text:p>
      </text:section>
      <text:p text:style-name="P2"><text:soft-page-break/></text:p>
      <text:p text:style-name="P5">Esta ejecución no llega a obtener una solución. Cicla continuamente ejecutando la operación moverC. Lo que ocurre es que esta operación es la segunda de la lista de operaciones. La primera, moverP, no se puede ejecutar porque se quedaría sola la cabra con la lechuga. Entonces, y puesto que no se examina que se puedan repetir los estados, la única operación que llegamos a ejecutar mediante la búsqueda en profundidad es la de mover la cabra de una orilla a la contraria.</text:p>
      <text:p text:style-name="P6">Hay que destacar que sí se puede ejecutar la operación mover barquero una vez que se ha movido la cabra a la orilla derecha. Sin embargo, debido al orden de las operaciones comentado y al tratamiento de los estados por recorrer mediante una pila, el estado desde el que avanzamos es siempre el resultante de mover la cabra de una orilla a otra.</text:p>
      <text:h text:style-name="P25" text:outline-level="2">2.2. Búsqueda en profundidad con visitados</text:h>
      <text:p text:style-name="P4"><text:span text:style-name="T4">E</text:span><text:span text:style-name="T3">jecución:</text:span></text:p>
      <text:p text:style-name="P10">CuÃ¡ntos pasos quiere ejecutar? si quiere todos escribir 0 y si el mismo -1</text:p>
      <text:p text:style-name="P10">0</text:p>
      <text:p text:style-name="P10">Â¿QuÃ© algoritmo quiere aplicar?</text:p>
      <text:p text:style-name="P10"><text:s/></text:p>
      <text:p text:style-name="P10">1.BÃºsqueda-en-profundidad-sin-visitados</text:p>
      <text:p text:style-name="P10">2.BÃºsqueda-en-profundidad-con-visitados</text:p>
      <text:p text:style-name="P10">3.BÃºsqueda-en-anchura-sin-visitados</text:p>
      <text:p text:style-name="P10">4.BÃºsqueda-en-anchura-con-visitados</text:p>
      <text:p text:style-name="P10"/>
      <text:section text:style-name="Sect1" text:name="Section2">
        <text:p text:style-name="P10">2</text:p>
        <text:p text:style-name="P10">Paso 0</text:p>
        <text:p text:style-name="P10">Padre (i i i i)</text:p>
        <text:p text:style-name="P10">Paso 1</text:p>
        <text:p text:style-name="P10">Padre (i d i d)</text:p>
        <text:p text:style-name="P10">Paso 2</text:p>
        <text:p text:style-name="P10">Padre (i i i i)</text:p>
        <text:p text:style-name="P10">Paso 2</text:p>
        <text:p text:style-name="P10">Padre (i d i i)</text:p>
        <text:p text:style-name="P10">Paso 3</text:p>
        <text:p text:style-name="P10">Padre (d d i d)</text:p>
        <text:p text:style-name="P10">Paso 4</text:p>
        <text:p text:style-name="P10">Padre (i d i i)</text:p>
        <text:p text:style-name="P10">Paso 4</text:p>
        <text:p text:style-name="P10">Padre (d i i i)</text:p>
        <text:p text:style-name="P10">Paso 5</text:p>
        <text:p text:style-name="P10">Padre (d i d d)</text:p>
        <text:p text:style-name="P10">Paso 6</text:p>
        <text:p text:style-name="P10">Padre (i i d i)</text:p>
        <text:p text:style-name="P10">Paso 7</text:p>
        <text:p text:style-name="P10">Padre (d i d d)</text:p>
        <text:p text:style-name="P10">Paso 7</text:p>
        <text:p text:style-name="P10">Padre (i d d d)</text:p>
        <text:p text:style-name="P10">Paso 8</text:p>
        <text:p text:style-name="P10">Padre (i d i i)</text:p>
        <text:p text:style-name="P10">Paso 8</text:p>
        <text:p text:style-name="P10">Padre (i i d i)</text:p>
        <text:p text:style-name="P10">Paso 8</text:p>
        <text:p text:style-name="P10">Padre (d i i i)</text:p>
        <text:p text:style-name="P10">Paso 8</text:p>
        <text:p text:style-name="P10">Padre (d i d i)</text:p>
        <text:p text:style-name="P10">Paso 9</text:p>
        <text:p text:style-name="P10">Padre (d d d d)</text:p>
        <text:p text:style-name="P10">La soluciÃ³n es (d d d d)</text:p>
      </text:section>
      <text:p text:style-name="P6">En este caso sí obtenemos solución. El algoritmo actúa de forma similar al anterior, pero en este caso antes de examinar los estados hijos de un estado padre, comprobamos que ese estado padre no haya sido examinado ya, de forma que no se da el problema del ciclo del apartado anterior y el algoritmo continúa explorando otros estados que han sido alcanzados por operaciones distintas a “moverC”.</text:p>
      <text:p text:style-name="P6">Cuando se muestra paso 2 varias veces, indica que el estado correspondiente al primer paso 2 ya había sido examinado previamente y el algoritmo continúa en el paso 2 ya que no ha examinado los estados hijos del mismo. Esta exploración se lleva a cabo en los estados que al partir de un estado X llevan a un estado X+1.</text:p>
      <text:h text:style-name="P25" text:outline-level="2">2.3. Búsqueda en anchura</text:h>
      <text:p text:style-name="P4"><text:span text:style-name="T4">E</text:span><text:span text:style-name="T3">jecución:</text:span></text:p>
      <text:p text:style-name="P10">CuÃ¡ntos pasos quiere ejecutar? si quiere todos escribir 0 y si el mismo -1</text:p>
      <text:p text:style-name="P10">0</text:p>
      <text:p text:style-name="P10">Â¿QuÃ© algoritmo quiere aplicar?</text:p>
      <text:p text:style-name="P10"><text:s/></text:p>
      <text:p text:style-name="P10">1.BÃºsqueda-en-profundidad-sin-visitados</text:p>
      <text:p text:style-name="P10">2.BÃºsqueda-en-profundidad-con-visitados</text:p>
      <text:p text:style-name="P10">3.BÃºsqueda-en-anchura-sin-visitados</text:p>
      <text:p text:style-name="P10">4.BÃºsqueda-en-anchura-con-visitados</text:p>
      <text:p text:style-name="P10"/>
      <text:section text:style-name="Sect1" text:name="Section1">
        <text:p text:style-name="P10">3</text:p>
        <text:p text:style-name="P10">Paso 0</text:p>
        <text:p text:style-name="P10">Padre (i i i i)</text:p>
        <text:p text:style-name="P10">Paso 1</text:p>
        <text:p text:style-name="P10">Padre (i d i d)</text:p>
        <text:p text:style-name="P10">Paso 2</text:p>
        <text:p text:style-name="P10">Padre (i i i i)</text:p>
        <text:p text:style-name="P10">Paso 3</text:p>
        <text:p text:style-name="P10">Padre (i d i i)</text:p>
        <text:p text:style-name="P10">Paso 4</text:p>
        <text:p text:style-name="P10">Padre (i d i d)</text:p>
        <text:p text:style-name="P10">Paso 5</text:p>
        <text:p text:style-name="P10">Padre (d d i d)</text:p>
        <text:p text:style-name="P10">Paso 6</text:p>
        <text:p text:style-name="P10">Padre (i d d d)</text:p>
        <text:p text:style-name="P10">Paso 7</text:p>
        <text:p text:style-name="P10">Padre (i d i d)</text:p>
        <text:p text:style-name="P10">Paso 8</text:p>
        <text:p text:style-name="P10">Padre (i i i i)</text:p>
        <text:p text:style-name="P10">Paso 9</text:p>
        <text:p text:style-name="P10">Padre (i d i i)</text:p>
        <text:p text:style-name="P10">Paso 10</text:p>
        <text:p text:style-name="P10">Padre (i d i i)</text:p>
        <text:p text:style-name="P10">Paso 11</text:p>
        <text:p text:style-name="P10">Padre (d i i i)</text:p>
        <text:p text:style-name="P10">Paso 12</text:p>
        <text:p text:style-name="P10">Padre (i d i i)</text:p>
        <text:p text:style-name="P10">Paso 13</text:p>
        <text:p text:style-name="P10">Padre (i i d i)</text:p>
        <text:p text:style-name="P10">Paso 14</text:p>
        <text:p text:style-name="P10">Padre (i i i i)</text:p>
        <text:p text:style-name="P10">Paso 15</text:p>
        <text:p text:style-name="P10">Padre (i d i i)</text:p>
        <text:p text:style-name="P10">Paso 16</text:p>
        <text:p text:style-name="P10">Padre (i d i d)</text:p>
        <text:p text:style-name="P10">Paso 17</text:p>
        <text:p text:style-name="P10">Padre (d d i d)</text:p>
        <text:p text:style-name="P10">Paso 18</text:p>
        <text:p text:style-name="P10">Padre (i d d d)</text:p>
        <text:p text:style-name="P10">Paso 19</text:p>
        <text:p text:style-name="P10">Padre (i d i d)</text:p>
        <text:p text:style-name="P10">Paso 20</text:p>
        <text:p text:style-name="P10">Padre (d d i d)</text:p>
        <text:p text:style-name="P10">Paso 21</text:p>
        <text:p text:style-name="P10">Padre (i d d d)</text:p>
        <text:p text:style-name="P10">Paso 22</text:p>
        <text:p text:style-name="P10">Padre (i d i d)</text:p>
        <text:p text:style-name="P10">Paso 23</text:p>
        <text:p text:style-name="P10">Padre (d i d d)</text:p>
        <text:p text:style-name="P10">Paso 24</text:p>
        <text:p text:style-name="P10">Padre (d d i d)</text:p>
        <text:p text:style-name="P10">Paso 25</text:p>
        <text:p text:style-name="P10">Padre (d d i d)</text:p>
        <text:p text:style-name="P10">Paso 26</text:p>
        <text:p text:style-name="P10">Padre (i d d d)</text:p>
        <text:p text:style-name="P10">Paso 27</text:p>
        <text:p text:style-name="P10">Padre (i d i d)</text:p>
        <text:p text:style-name="P10">Paso 28</text:p>
        <text:p text:style-name="P10">Padre (d i d d)</text:p>
        <text:p text:style-name="P10">Paso 29</text:p>
        <text:p text:style-name="P10">Padre (i d d d)</text:p>
        <text:p text:style-name="P10">Paso 30</text:p>
        <text:p text:style-name="P10">Padre (i d i d)</text:p>
        <text:p text:style-name="P10">Paso 31</text:p>
        <text:p text:style-name="P10">Padre (d d i d)</text:p>
        <text:p text:style-name="P10">Paso 32</text:p>
        <text:p text:style-name="P10">Padre (i d d d)</text:p>
        <text:p text:style-name="P10">Paso 33</text:p>
        <text:p text:style-name="P10">Padre (i d i d)</text:p>
        <text:p text:style-name="P10">Paso 34</text:p>
        <text:p text:style-name="P10">Padre (i i i i)</text:p>
        <text:p text:style-name="P10">Paso 35</text:p>
        <text:p text:style-name="P10">Padre (i d i i)</text:p>
        <text:p text:style-name="P10">Paso 36</text:p>
        <text:p text:style-name="P10">Padre (i d i i)</text:p>
        <text:p text:style-name="P10">Paso 37</text:p>
        <text:p text:style-name="P10">Padre (d i i i)</text:p>
        <text:p text:style-name="P10">Paso 38</text:p>
        <text:p text:style-name="P10">Padre (i d i i)</text:p>
        <text:p text:style-name="P10">Paso 39</text:p>
        <text:p text:style-name="P10">Padre (i i d i)</text:p>
        <text:p text:style-name="P10">Paso 40</text:p>
        <text:p text:style-name="P10">Padre (i i i i)</text:p>
        <text:p text:style-name="P10">Paso 41</text:p>
        <text:p text:style-name="P10">Padre (i d i i)</text:p>
        <text:p text:style-name="P10">Paso 42</text:p>
        <text:p text:style-name="P10">Padre (i d i i)</text:p>
        <text:p text:style-name="P10">Paso 43</text:p>
        <text:p text:style-name="P10">Padre (d i i i)</text:p>
        <text:p text:style-name="P10">Paso 44</text:p>
        <text:p text:style-name="P10">Padre (i d i i)</text:p>
        <text:p text:style-name="P10">Paso 45</text:p>
        <text:p text:style-name="P10">Padre (i i d i)</text:p>
        <text:p text:style-name="P10">Paso 46</text:p>
        <text:p text:style-name="P10">Padre (i i i i)</text:p>
        <text:p text:style-name="P10">Paso 47</text:p>
        <text:p text:style-name="P10">Padre (i d i i)</text:p>
        <text:p text:style-name="P10">Paso 48</text:p>
        <text:p text:style-name="P10">Padre (i i d i)</text:p>
        <text:p text:style-name="P10">Paso 49</text:p>
        <text:p text:style-name="P10">Padre (d i i i)</text:p>
        <text:p text:style-name="P10">Paso 50</text:p>
        <text:p text:style-name="P10">Padre (d i d i)</text:p>
        <text:p text:style-name="P10">Paso 51</text:p>
        <text:p text:style-name="P10">Padre (i d i i)</text:p>
        <text:p text:style-name="P10"><text:soft-page-break/>Paso 52</text:p>
        <text:p text:style-name="P10">Padre (d i i i)</text:p>
        <text:p text:style-name="P10">Paso 53</text:p>
        <text:p text:style-name="P10">Padre (i d i i)</text:p>
        <text:p text:style-name="P10">Paso 54</text:p>
        <text:p text:style-name="P10">Padre (d i i i)</text:p>
        <text:p text:style-name="P10">Paso 55</text:p>
        <text:p text:style-name="P10">Padre (i d i i)</text:p>
        <text:p text:style-name="P10">Paso 56</text:p>
        <text:p text:style-name="P10">Padre (i i d i)</text:p>
        <text:p text:style-name="P10">Paso 57</text:p>
        <text:p text:style-name="P10">Padre (i i i i)</text:p>
        <text:p text:style-name="P10">Paso 58</text:p>
        <text:p text:style-name="P10">Padre (i d i i)</text:p>
        <text:p text:style-name="P10">Paso 59</text:p>
        <text:p text:style-name="P10">Padre (i i d i)</text:p>
        <text:p text:style-name="P10">Paso 60</text:p>
        <text:p text:style-name="P10">Padre (d i i i)</text:p>
        <text:p text:style-name="P10">Paso 61</text:p>
        <text:p text:style-name="P10">Padre (d i d i)</text:p>
        <text:p text:style-name="P10">Paso 62</text:p>
        <text:p text:style-name="P10">Padre (i d i i)</text:p>
        <text:p text:style-name="P10">Paso 63</text:p>
        <text:p text:style-name="P10">Padre (i i d i)</text:p>
        <text:p text:style-name="P10">Paso 64</text:p>
        <text:p text:style-name="P10">Padre (i i i i)</text:p>
        <text:p text:style-name="P10">Paso 65</text:p>
        <text:p text:style-name="P10">Padre (i d i i)</text:p>
        <text:p text:style-name="P10">Paso 66</text:p>
        <text:p text:style-name="P10">Padre (i d i i)</text:p>
        <text:p text:style-name="P10">Paso 67</text:p>
        <text:p text:style-name="P10">Padre (d i i i)</text:p>
        <text:p text:style-name="P10">Paso 68</text:p>
        <text:p text:style-name="P10">Padre (i d i i)</text:p>
        <text:p text:style-name="P10">Paso 69</text:p>
        <text:p text:style-name="P10">Padre (i i d i)</text:p>
        <text:p text:style-name="P10">Paso 70</text:p>
        <text:p text:style-name="P10">Padre (i i i i)</text:p>
        <text:p text:style-name="P10">Paso 71</text:p>
        <text:p text:style-name="P10">Padre (i d i i)</text:p>
        <text:p text:style-name="P10">Paso 72</text:p>
        <text:p text:style-name="P10">Padre (i d i d)</text:p>
        <text:p text:style-name="P10">Paso 73</text:p>
        <text:p text:style-name="P10">Padre (d d i d)</text:p>
        <text:p text:style-name="P10">Paso 74</text:p>
        <text:p text:style-name="P10">Padre (i d d d)</text:p>
        <text:p text:style-name="P10">Paso 75</text:p>
        <text:p text:style-name="P10">Padre (i d i d)</text:p>
        <text:p text:style-name="P10">Paso 76</text:p>
        <text:p text:style-name="P10">Padre (d d i d)</text:p>
        <text:p text:style-name="P10">Paso 77</text:p>
        <text:p text:style-name="P10">Padre (i d d d)</text:p>
        <text:p text:style-name="P10">Paso 78</text:p>
        <text:p text:style-name="P10">Padre (i d i d)</text:p>
        <text:p text:style-name="P10">Paso 79</text:p>
        <text:p text:style-name="P10">Padre (d i d d)</text:p>
        <text:p text:style-name="P10">Paso 80</text:p>
        <text:p text:style-name="P10">Padre (d d i d)</text:p>
        <text:p text:style-name="P10">Paso 81</text:p>
        <text:p text:style-name="P10">Padre (d d i d)</text:p>
        <text:p text:style-name="P10">Paso 82</text:p>
        <text:p text:style-name="P10">Padre (i d d d)</text:p>
        <text:p text:style-name="P10">Paso 83</text:p>
        <text:p text:style-name="P10">Padre (i d i d)</text:p>
        <text:p text:style-name="P10">Paso 84</text:p>
        <text:p text:style-name="P10">Padre (d i d d)</text:p>
        <text:p text:style-name="P10">Paso 85</text:p>
        <text:p text:style-name="P10">Padre (i d d d)</text:p>
        <text:p text:style-name="P10">Paso 86</text:p>
        <text:p text:style-name="P10">Padre (i d i d)</text:p>
        <text:p text:style-name="P10">Paso 87</text:p>
        <text:p text:style-name="P10">Padre (d d i d)</text:p>
        <text:p text:style-name="P10">Paso 88</text:p>
        <text:p text:style-name="P10">Padre (i d d d)</text:p>
        <text:p text:style-name="P10">Paso 89</text:p>
        <text:p text:style-name="P10">Padre (i d i d)</text:p>
        <text:p text:style-name="P10">Paso 90</text:p>
        <text:p text:style-name="P10">Padre (d d i d)</text:p>
        <text:p text:style-name="P10">Paso 91</text:p>
        <text:p text:style-name="P10">Padre (i d d d)</text:p>
        <text:p text:style-name="P10">Paso 92</text:p>
        <text:p text:style-name="P10">Padre (i d i d)</text:p>
        <text:p text:style-name="P10">Paso 93</text:p>
        <text:p text:style-name="P10">Padre (d i d d)</text:p>
        <text:p text:style-name="P10">Paso 94</text:p>
        <text:p text:style-name="P10">Padre (d d i d)</text:p>
        <text:p text:style-name="P10">Paso 95</text:p>
        <text:p text:style-name="P10">Padre (d d i d)</text:p>
        <text:p text:style-name="P10">Paso 96</text:p>
        <text:p text:style-name="P10">Padre (i d d d)</text:p>
        <text:p text:style-name="P10">Paso 97</text:p>
        <text:p text:style-name="P10">Padre (i d i d)</text:p>
        <text:p text:style-name="P10">Paso 98</text:p>
        <text:p text:style-name="P10">Padre (d i d d)</text:p>
        <text:p text:style-name="P10">Paso 99</text:p>
        <text:p text:style-name="P10">Padre (i d d d)</text:p>
        <text:p text:style-name="P10">Paso 100</text:p>
        <text:p text:style-name="P10">Padre (i d i d)</text:p>
        <text:p text:style-name="P10">Paso 101</text:p>
        <text:p text:style-name="P10">Padre (d d i d)</text:p>
        <text:p text:style-name="P10">Paso 102</text:p>
        <text:p text:style-name="P10">Padre (i d d d)</text:p>
        <text:p text:style-name="P10">Paso 103</text:p>
        <text:p text:style-name="P10">Padre (i d i d)</text:p>
        <text:p text:style-name="P10">Paso 104</text:p>
        <text:p text:style-name="P10">Padre (d i d d)</text:p>
        <text:p text:style-name="P10">Paso 105</text:p>
        <text:p text:style-name="P10">Padre (i d d d)</text:p>
        <text:p text:style-name="P10">Paso 106</text:p>
        <text:p text:style-name="P10">Padre (d i d d)</text:p>
        <text:p text:style-name="P10">Paso 107</text:p>
        <text:p text:style-name="P10">Padre (d d i d)</text:p>
        <text:p text:style-name="P10">Paso 108</text:p>
        <text:p text:style-name="P10">Padre (d d d d)</text:p>
        <text:p text:style-name="P10">La soluciÃ³n es (d d d d)</text:p>
      </text:section>
      <text:p text:style-name="Text_20_body"><text:soft-page-break/></text:p>
      <text:p text:style-name="P1">De forma similar a lo sucedido en el caso de búsqueda en profundidad sin visitados, e<text:span text:style-name="T5">n</text:span> la búsqueda en anchura sin visitados se dan ciclos que hacen que el algoritmo tenga que ejecutar muchas operaciones <text:span text:style-name="T5">previamente ejecutadas</text:span>. Sin embargo, y debido a la propia búsqueda en anchura, sí llegamos a alcanzar una solución, que además es la que menos pasos requiere para alcanzar el objetivo. Nótese que el algoritmo implementado utiliza el concepto “pasos” como los estados que son necesarios examinar hasta alcanzar la solución óptima frente al número de operaciones requeridas para alcanzar la solución óptima, que es el valor del cual la búsqueda en anchura garantiza encontrar el mínimo.</text:p>
      <text:h text:style-name="P25" text:outline-level="2">2.4. Búsqueda en anchura con visitados</text:h>
      <text:p text:style-name="P4"><text:span text:style-name="T4">E</text:span><text:span text:style-name="T3">jecución:</text:span></text:p>
      <text:p text:style-name="P10">CuÃ¡ntos pasos quiere ejecutar? si quiere todos escribir 0 y si el mismo -1</text:p>
      <text:p text:style-name="P10">0</text:p>
      <text:p text:style-name="P10">Â¿QuÃ© algoritmo quiere aplicar?</text:p>
      <text:p text:style-name="P10"><text:s/></text:p>
      <text:p text:style-name="P10">1.BÃºsqueda-en-profundidad-sin-visitados</text:p>
      <text:p text:style-name="P10">2.BÃºsqueda-en-profundidad-con-visitados</text:p>
      <text:p text:style-name="P10">3.BÃºsqueda-en-anchura-sin-visitados</text:p>
      <text:p text:style-name="P10">4.BÃºsqueda-en-anchura-con-visitados</text:p>
      <text:p text:style-name="P10"/>
      <text:section text:style-name="Sect1" text:name="Section4">
        <text:p text:style-name="P10">4</text:p>
        <text:p text:style-name="P10">Paso 0</text:p>
        <text:p text:style-name="P10">Padre (i i i i)</text:p>
        <text:p text:style-name="P10">Paso 1</text:p>
        <text:p text:style-name="P10">Padre (i d i d)</text:p>
        <text:p text:style-name="P10">Paso 2</text:p>
        <text:p text:style-name="P10">Padre (i i i i)</text:p>
        <text:p text:style-name="P10">Paso 2</text:p>
        <text:p text:style-name="P10">Padre (i d i i)</text:p>
        <text:p text:style-name="P10">Paso 3</text:p>
        <text:p text:style-name="P10">Padre (d d i d)</text:p>
        <text:p text:style-name="P10">Paso 4</text:p>
        <text:p text:style-name="P10">Padre (i d d d)</text:p>
        <text:p text:style-name="P10">Paso 5</text:p>
        <text:p text:style-name="P10">Padre (i d i d)</text:p>
        <text:p text:style-name="P10">Paso 5</text:p>
        <text:p text:style-name="P10">Padre (i d i i)</text:p>
        <text:p text:style-name="P10">Paso 5</text:p>
        <text:p text:style-name="P10">Padre (d i i i)</text:p>
        <text:p text:style-name="P10">Paso 6</text:p>
        <text:p text:style-name="P10">Padre (i d i i)</text:p>
        <text:p text:style-name="P10">Paso 6</text:p>
        <text:p text:style-name="P10">Padre (i i d i)</text:p>
        <text:p text:style-name="P10">Paso 7</text:p>
        <text:p text:style-name="P10">Padre (d i d d)</text:p>
        <text:p text:style-name="P10">Paso 8</text:p>
        <text:p text:style-name="P10">Padre (d d i d)</text:p>
        <text:p text:style-name="P10">Paso 8</text:p>
        <text:p text:style-name="P10">Padre (d i d d)</text:p>
        <text:p text:style-name="P10">Paso 8</text:p>
        <text:p text:style-name="P10">Padre (i d d d)</text:p>
        <text:p text:style-name="P10">Paso 8</text:p>
        <text:p text:style-name="P10">Padre (i i d i)</text:p>
        <text:p text:style-name="P10">Paso 8</text:p>
        <text:p text:style-name="P10">Padre (d i i i)</text:p>
        <text:p text:style-name="P10">Paso 8</text:p>
        <text:p text:style-name="P10">Padre (d i d i)</text:p>
        <text:p text:style-name="P10">Paso 9</text:p>
        <text:p text:style-name="P10">Padre (d d d d)</text:p>
        <text:p text:style-name="P11">La soluciÃ³n es (d d d d)</text:p>
      </text:section>
      <text:p text:style-name="Text_20_body"/>
      <text:p text:style-name="P7">Al igual que lo sucedido al registrar los estados visitados en el caso del recorrido en profundidad, introducir el registro de los estados que ya han sido examinados en la búsqueda en anchura nos ahorra examinar varias veces los mismos estados.</text:p>
      <text:p text:style-name="P7">Debido a esto el número de estados que llega a examinar el algoritomo se reduce de 108 a 9, obteniendo una solución equivalente a la del algoritmo anterior en cuanto a número de operaciones eecutadas necesarias para alcanzar la solución óptima se refiere.</text:p>
      <text:h text:style-name="P19" text:outline-level="1">3. Función minimo-de-lista</text:h>
      <text:p text:style-name="P7"><text:span text:style-name="T7">E</text:span><text:span text:style-name="T6">l reto en este apartado era conseguir ejecutar la función “min” de CLIPS teniendo como parámetro un campo multivalor no aceptado por la función.</text:span></text:p>
      <text:p text:style-name="P22">La solución:</text:p>
      <text:p text:style-name="P13">(eval (format nil "(%s %s)" "min" (implode$ ?lista))))</text:p>
      <text:p text:style-name="P22">Construimos el comando clips a ejecutar en la línea de comandos mediante la función “format” en la que indicamos la cadena a construir (concatenación de dos strings “%s %s”) y los strings que la componen que son “min”, la función que queremos ejecutar, y el campo multivalor transformado a string mediante la función “implode$”.</text:p>
      <text:p text:style-name="P22">Una vez construido el comando, lo ejecutamos mediante la función “eval” para obtener finalmente el elemento mínimo mediante la función “min” de un campo multiva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36:12.851279267</meta:creation-date>
    <meta:generator>LibreOffice/4.2.6.3$Linux_X86_64 LibreOffice_project/420m0$Build-3</meta:generator>
    <dc:date>2014-11-04T15:33:42.335726445</dc:date>
    <meta:editing-duration>PT1H41M43S</meta:editing-duration>
    <meta:editing-cycles>5</meta:editing-cycles>
    <meta:document-statistic meta:table-count="1" meta:image-count="0" meta:object-count="0" meta:page-count="7" meta:paragraph-count="445" meta:word-count="2263" meta:character-count="10665" meta:non-whitespace-character-count="8844"/>
  </office:meta>
</office:document-meta>
</file>